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196" officeooo:paragraph-rsid="001d79ca"/>
    </style:style>
    <style:style style:name="P2" style:family="paragraph" style:parent-style-name="Standard">
      <style:text-properties officeooo:paragraph-rsid="001be196"/>
    </style:style>
    <style:style style:name="P3" style:family="paragraph" style:parent-style-name="Standard">
      <style:text-properties fo:font-weight="bold" officeooo:rsid="001be196" officeooo:paragraph-rsid="001be196" style:font-weight-asian="bold" style:font-weight-complex="bold"/>
    </style:style>
    <style:style style:name="P4" style:family="paragraph" style:parent-style-name="Standard">
      <style:text-properties fo:font-weight="bold" officeooo:paragraph-rsid="001be196" style:font-weight-asian="bold" style:font-weight-complex="bold"/>
    </style:style>
    <style:style style:name="P5" style:family="paragraph" style:parent-style-name="Standard">
      <style:text-properties fo:font-weight="normal" officeooo:rsid="001be196" officeooo:paragraph-rsid="001be196" style:font-weight-asian="normal" style:font-weight-complex="normal"/>
    </style:style>
    <style:style style:name="P6" style:family="paragraph" style:parent-style-name="Standard">
      <style:text-properties fo:font-weight="normal" officeooo:rsid="00217090" officeooo:paragraph-rsid="00217090" style:font-weight-asian="normal" style:font-weight-complex="normal"/>
    </style:style>
    <style:style style:name="P7" style:family="paragraph" style:parent-style-name="Standard">
      <style:text-properties fo:font-size="14pt" fo:font-weight="bold" officeooo:rsid="001f2de4" officeooo:paragraph-rsid="001f2de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font-weight="bold" officeooo:rsid="001be196" officeooo:paragraph-rsid="001be196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f2de4" officeooo:paragraph-rsid="001f6c14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6pt" fo:font-weight="bold" officeooo:rsid="001be196" officeooo:paragraph-rsid="001d79ca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be196" officeooo:paragraph-rsid="001be196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cc511" officeooo:paragraph-rsid="001cc511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4pt" fo:font-weight="bold" officeooo:rsid="001cc511" officeooo:paragraph-rsid="001be19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d79ca" officeooo:paragraph-rsid="001be196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3d7f0" officeooo:paragraph-rsid="0023d7f0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bold" officeooo:rsid="001d79ca" officeooo:paragraph-rsid="001be196" style:font-weight-asian="bold" style:font-weight-complex="bold"/>
    </style:style>
    <style:style style:name="P17" style:family="paragraph" style:parent-style-name="Standard">
      <style:text-properties fo:font-weight="bold" officeooo:rsid="001cc511" officeooo:paragraph-rsid="001be196" style:font-weight-asian="bold" style:font-weight-complex="bold"/>
    </style:style>
    <style:style style:name="P18" style:family="paragraph" style:parent-style-name="Standard">
      <style:text-properties fo:font-size="12pt" fo:font-weight="bold" officeooo:rsid="001cc511" officeooo:paragraph-rsid="001be196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f2de4" officeooo:paragraph-rsid="001f2de4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1f2de4" officeooo:paragraph-rsid="0023d7f0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normal" officeooo:rsid="0023d7f0" officeooo:paragraph-rsid="0023d7f0" style:font-size-asian="12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f6c14"/>
    </style:style>
    <style:style style:name="T3" style:family="text">
      <style:text-properties fo:font-size="12pt" fo:font-weight="normal" officeooo:rsid="001be196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fb285" style:font-size-asian="12pt" style:font-weight-asian="normal" style:font-size-complex="12pt" style:font-weight-complex="normal"/>
    </style:style>
    <style:style style:name="T5" style:family="text">
      <style:text-properties officeooo:rsid="0023d7f0"/>
    </style:style>
    <style:style style:name="T6" style:family="text">
      <style:text-properties officeooo:rsid="00245d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Задача:</text:p>
      <text:p text:style-name="P1">На данный момент разработчики дерепликаторов и их пользователи испытывают проблемы с определением качества их работы, а также сравнении их друг с другом. С целью решить эту проблему мной была разработана программа NPD-Quast.</text:p>
      <text:p text:style-name="P1">Запуск некоторых дерепликаторов на имеющихся данных и составление метрик на поученных данных.<text:line-break/><text:line-break/><text:span text:style-name="T1">Решение задачи:</text:span></text:p>
      <text:p text:style-name="P13">Архитектура:</text:p>
      <text:p text:style-name="P16">Формат данных:</text:p>
      <text:p text:style-name="P5">Разбиваем все спектры на группы - <text:s/>в каждой общая база данных. Все спектры храним в виде списка пиков в mgf формате. База данных в виде списка молекул в формате csv. Отдельно добавляем файл с правильными идентификациями.</text:p>
      <text:p text:style-name="P18">Снейкмейк:</text:p>
      <text:p text:style-name="P2"><text:span text:style-name="T3">Параллельно запускаем исследуемую программу на каждом спектре. </text:span><text:span text:style-name="T4">Для Дерепликатора и Магмы используем по два снейкмейк файла. Один для переформатирования данных, другой для запуска. Плюс такого подхода — легко организовать параллельность. Запуски тулов всегда задаются одним снейкмейк файлом.</text:span></text:p>
      <text:p text:style-name="P8"/>
      <text:p text:style-name="P14">Тулы:</text:p>
      <text:p text:style-name="P17">Магма:</text:p>
      <text:p text:style-name="P6">Нужно переформатировать и базу данных и спектры. SQL и mass-tree. </text:p>
      <text:p text:style-name="P17">Сириус:</text:p>
      <text:p text:style-name="P6">Нужно переформатировать только базу данных.</text:p>
      <text:p text:style-name="P17">Дерепликатор:</text:p>
      <text:p text:style-name="P6">Нужно переформатировать только базу данных. Дерепликатор по умолчанию запускает одну базу данных против большого числа спектров. Поэтому используем всего один снейкмейк файл.</text:p>
      <text:p text:style-name="P4"/>
      <text:p text:style-name="P7">Метрики:</text:p>
      <text:p text:style-name="P9"><text:span text:style-name="T2">Top</text:span> x:</text:p>
      <text:p text:style-name="P9">Medal score:</text:p>
      <text:p text:style-name="P19">Relative Ranking Position:</text:p>
      <text:p text:style-name="P20"><text:span text:style-name="T5">Цушпреув </text:span>Relative Ranking Position:</text:p>
      <text:p text:style-name="P3"/>
      <text:p text:style-name="P11">Проблемы:</text:p>
      <text:p text:style-name="P21">Запускаем Магму только на файлах с одним спектром.</text:p>
      <text:p text:style-name="P21">У Сириуса постоянно меняется интерфейс.</text:p>
      <text:p text:style-name="P3"/>
      <text:p text:style-name="P12">Декои:</text:p>
      <text:p text:style-name="P15">Рандом декои:</text:p>
      <text:p text:style-name="P15">Чуть продвинутее рандом декои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3T01:33:29.669221647</meta:creation-date>
    <dc:date>2023-05-13T11:22:24.198836661</dc:date>
    <meta:editing-duration>PT49M2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97" meta:character-count="1435" meta:non-whitespace-character-count="1260"/>
  </office:meta>
</office:document-meta>
</file>